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984375cm"/>
    </style:style>
    <style:style style:name="co2" style:family="table-column">
      <style:table-column-properties fo:break-before="auto" style:column-width="5.66208333333333cm"/>
    </style:style>
    <style:style style:name="co3" style:family="table-column">
      <style:table-column-properties fo:break-before="auto" style:column-width="2.2225cm"/>
    </style:style>
    <style:style style:name="co4" style:family="table-column">
      <style:table-column-properties fo:break-before="auto" style:column-width="2.11666666666667cm"/>
    </style:style>
    <style:style style:name="co5" style:family="table-column">
      <style:table-column-properties fo:break-before="auto" style:column-width="1.00541666666667cm"/>
    </style:style>
    <style:style style:name="co6" style:family="table-column">
      <style:table-column-properties fo:break-before="auto" style:column-width="2.143125cm"/>
    </style:style>
    <style:style style:name="ro1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Estadísticas_Solicitudes_Inform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6379" table:default-cell-style-name="ce1"/>
        <table:table-row table:style-name="ro1">
          <table:table-cell office:value-type="string" table:style-name="ce1">
            <text:p>Mes</text:p>
          </table:table-cell>
          <table:table-cell office:value-type="string" table:style-name="ce1">
            <text:p>Solicitudes_Informaci�n_Recibidas</text:p>
          </table:table-cell>
          <table:table-cell office:value-type="string" table:style-name="ce1">
            <text:p>Respondidas</text:p>
          </table:table-cell>
          <table:table-cell office:value-type="string" table:style-name="ce1">
            <text:p>En_Proceso</text:p>
          </table:table-cell>
          <table:table-cell office:value-type="string" table:style-name="ce1">
            <text:p>A�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nero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19" table:style-name="ce1">
            <text:p>201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ebrero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019" table:style-name="ce1">
            <text:p>201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zo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19" table:style-name="ce1">
            <text:p>201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bril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19" table:style-name="ce1">
            <text:p>201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yo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019" table:style-name="ce1">
            <text:p>201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Junio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19" table:style-name="ce1">
            <text:p>201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Julio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019" table:style-name="ce1">
            <text:p>201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gosto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019" table:style-name="ce1">
            <text:p>201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ptiembre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2019" table:style-name="ce1">
            <text:p>201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Octubre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019" table:style-name="ce1">
            <text:p>201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Noviembre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2019" table:style-name="ce1">
            <text:p>201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Diciembre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2019" table:style-name="ce1">
            <text:p>201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nero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20" table:style-name="ce1">
            <text:p>202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ebrero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20" table:style-name="ce1">
            <text:p>202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zo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20" table:style-name="ce1">
            <text:p>202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bril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20" table:style-name="ce1">
            <text:p>202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yo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020" table:style-name="ce1">
            <text:p>202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Junio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020" table:style-name="ce1">
            <text:p>202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Julio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20" table:style-name="ce1">
            <text:p>202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gosto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020" table:style-name="ce1">
            <text:p>202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ptiembre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020" table:style-name="ce1">
            <text:p>202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Octubre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020" table:style-name="ce1">
            <text:p>202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Noviembre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020" table:style-name="ce1">
            <text:p>202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Diciembre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020" table:style-name="ce1">
            <text:p>202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nero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21" table:style-name="ce1">
            <text:p>202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ebrero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21" table:style-name="ce1">
            <text:p>202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zo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021" table:style-name="ce1">
            <text:p>202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bril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21" table:style-name="ce1">
            <text:p>202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yo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021" table:style-name="ce1">
            <text:p>202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Junio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21" table:style-name="ce1">
            <text:p>202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Julio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21" table:style-name="ce1">
            <text:p>202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gosto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21" table:style-name="ce1">
            <text:p>202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ptiembr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21" table:style-name="ce1">
            <text:p>202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Octubr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21" table:style-name="ce1">
            <text:p>202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Noviembr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21" table:style-name="ce1">
            <text:p>202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Diciembr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21" table:style-name="ce1">
            <text:p>202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nero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22" table:style-name="ce1">
            <text:p>202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ebrero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22" table:style-name="ce1">
            <text:p>202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zo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22" table:style-name="ce1">
            <text:p>202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bril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22" table:style-name="ce1">
            <text:p>202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yo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22" table:style-name="ce1">
            <text:p>202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Junio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22" table:style-name="ce1">
            <text:p>202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Julio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22" table:style-name="ce1">
            <text:p>202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gosto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22" table:style-name="ce1">
            <text:p>202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ptiembr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22" table:style-name="ce1">
            <text:p>202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Octubr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22" table:style-name="ce1">
            <text:p>202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Noviembr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22" table:style-name="ce1">
            <text:p>202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Diciembr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22" table:style-name="ce1">
            <text:p>202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nero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23" table:style-name="ce1">
            <text:p>202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ebrero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23" table:style-name="ce1">
            <text:p>202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zo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23" table:style-name="ce1">
            <text:p>202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bril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23" table:style-name="ce1">
            <text:p>202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yo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23" table:style-name="ce1">
            <text:p>202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Junio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23" table:style-name="ce1">
            <text:p>202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Julio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23" table:style-name="ce1">
            <text:p>202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gosto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23" table:style-name="ce1">
            <text:p>202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ptiembr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23" table:style-name="ce1">
            <text:p>2023</text:p>
          </table:table-cell>
          <table:table-cell table:number-columns-repeated="16379"/>
        </table:table-row>
        <table:table-row table:number-rows-repeated="104851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7875in" fo:margin-bottom="0.7875in" fo:margin-left="0.7875in" fo:margin-right="0.7875in" style:print-orientation="portrait" style:print-page-order="ttb" style:first-page-number="1" style:scale-to="100%" style:table-centering="none" style:print="objects charts drawings"/>
      <style:header-style>
        <style:header-footer-properties fo:min-height="0.26527777777778in" fo:margin-left="0.7875in" fo:margin-right="0.7875in" fo:margin-bottom="0in"/>
      </style:header-style>
      <style:footer-style>
        <style:header-footer-properties fo:min-height="0.26527777777778in" fo:margin-left="0.7875in" fo:margin-right="0.7875in" fo:margin-top="0in"/>
      </style:footer-style>
    </style:page-layout>
    <style:style style:name="T1" style:family="text"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T2" style:family="text"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</office:automatic-styles>
  <office:master-styles>
    <style:master-page style:name="mp1" style:page-layout-name="pm1">
      <style:header>
        <text:p><text:span text:style-name="T1"><text:sheet-name>???</text:sheet-name></text:span></text:p>
      </style:header>
      <style:header-left style:display="false"/>
      <style:header-first/>
      <style:footer>
        <text:p><text:span text:style-name="T2">Página</text:span><text:span text:style-name="T2"><text:s/></text:span><text:span text:style-name="T2"><text:page-number>1</text:page-number></text:span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827</meta:generator>
    <dc:title/>
    <dc:description/>
    <dc:subject/>
    <meta:initial-creator>Juan Pablo De Mola</meta:initial-creator>
    <dc:creator>Juan De Mola</dc:creator>
    <meta:creation-date>2023-10-16T15:45:34Z</meta:creation-date>
    <dc:date>2023-10-16T15:45:47Z</dc:date>
    <meta:template xlink:href="" xlink:type="simple"/>
    <meta:editing-cycles>1</meta:editing-cycles>
    <meta:editing-duration>PT360S</meta:editing-duration>
  </office:meta>
</office:document-meta>
</file>